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lwgTypewriter" svg:font-family="TlwgTypewriter" style:font-family-generic="modern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C059" officeooo:rsid="00150050" officeooo:paragraph-rsid="00150050"/>
    </style:style>
    <style:style style:name="P2" style:family="paragraph" style:parent-style-name="Standard" style:list-style-name="L1">
      <style:text-properties style:font-name="C059" officeooo:rsid="00150050" officeooo:paragraph-rsid="00150050"/>
    </style:style>
    <style:style style:name="P3" style:family="paragraph" style:parent-style-name="Standard" style:list-style-name="L2">
      <style:text-properties style:font-name="C059" officeooo:rsid="00150050" officeooo:paragraph-rsid="00150050"/>
    </style:style>
    <style:style style:name="P4" style:family="paragraph" style:parent-style-name="Standard" style:list-style-name="L3">
      <style:text-properties style:font-name="C059" officeooo:rsid="00150050" officeooo:paragraph-rsid="00150050"/>
    </style:style>
    <style:style style:name="P5" style:family="paragraph" style:parent-style-name="Standard" style:list-style-name="L4">
      <style:text-properties style:font-name="C059" officeooo:rsid="00150050" officeooo:paragraph-rsid="00150050"/>
    </style:style>
    <style:style style:name="P6" style:family="paragraph" style:parent-style-name="Standard">
      <style:text-properties style:font-name="C059" officeooo:rsid="0015c297" officeooo:paragraph-rsid="0015c297"/>
    </style:style>
    <style:style style:name="P7" style:family="paragraph" style:parent-style-name="Standard" style:list-style-name="L5">
      <style:text-properties officeooo:paragraph-rsid="0015c297"/>
    </style:style>
    <style:style style:name="P8" style:family="paragraph" style:parent-style-name="Standard" style:list-style-name="L5">
      <style:text-properties officeooo:rsid="0015c297" officeooo:paragraph-rsid="0015c29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c297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5c297"/>
    </style:style>
    <style:style style:name="T5" style:family="text">
      <style:text-properties style:text-position="super 58%" style:font-name="C059"/>
    </style:style>
    <style:style style:name="T6" style:family="text">
      <style:text-properties style:text-position="super 58%" style:font-name="C059" officeooo:rsid="0015c297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5c297"/>
    </style:style>
    <style:style style:name="T9" style:family="text">
      <style:text-properties style:text-position="0% 100%" style:font-name="C059"/>
    </style:style>
    <style:style style:name="T10" style:family="text">
      <style:text-properties style:text-position="0% 100%" style:font-name="C059" officeooo:rsid="0015c29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1: Computer Structure</text:p>
      <text:p text:style-name="P1"/>
      <text:p text:style-name="P1">Computations occur in the <text:span text:style-name="T1">Central Processing Unit (CPU)</text:span>, or more specifically in the <text:span text:style-name="T1">Arithmetic Logic Unit (ALU)</text:span> which is located in the CPU.</text:p>
      <text:p text:style-name="P1"/>
      <text:p text:style-name="P1">Wires are used to complete calculations.</text:p>
      <text:list xml:id="list3457897990" text:style-name="L1">
        <text:list-item>
          <text:p text:style-name="P2">A wire can transmit 2 different values (on/off)</text:p>
        </text:list-item>
      </text:list>
      <text:p text:style-name="P1"/>
      <text:p text:style-name="P1">We assign a type to these two values… A Bit</text:p>
      <text:list xml:id="list546354888" text:style-name="L2">
        <text:list-item>
          <text:p text:style-name="P3">A bit is the smallest unit of information (2 possible values: 0, 1)</text:p>
        </text:list-item>
      </text:list>
      <text:p text:style-name="P1"/>
      <text:p text:style-name="P1">We can get more values by combining wires (combining bits).</text:p>
      <text:list xml:id="list512585247" text:style-name="L3">
        <text:list-item>
          <text:p text:style-name="P4">For example, combining two wires provides 4 different outputs</text:p>
          <text:list>
            <text:list-item>
              <text:p text:style-name="P4">wire1/wire2 → (on/on, on/off, off/on, off/off)</text:p>
            </text:list-item>
          </text:list>
        </text:list-item>
      </text:list>
      <text:p text:style-name="P1"/>
      <text:p text:style-name="P1">The number of values we can represent in this manner is directly correlated to the number of wires in the ALU.</text:p>
      <text:list xml:id="list370156103" text:style-name="L4">
        <text:list-item>
          <text:p text:style-name="P5">For example with 3 wires, <text:span text:style-name="T2">the largest number of unique outputs is 8 → (2</text:span><text:span text:style-name="T4">3</text:span><text:span text:style-name="T8">)</text:span></text:p>
        </text:list-item>
      </text:list>
      <text:p text:style-name="P6"><text:span text:style-name="T8"/></text:p>
      <text:p text:style-name="P6"><text:span text:style-name="T7">A 32-bit machine denotes a machine with 32 wires for each ALU input &amp; output </text:span></text:p>
      <text:list xml:id="list66127771" text:style-name="L5">
        <text:list-item>
          <text:p text:style-name="P7"><text:span text:style-name="T10">32-bit machine = (2</text:span><text:span text:style-name="T6">32</text:span><text:span text:style-name="T10"> values)</text:span></text:p>
        </text:list-item>
        <text:list-item>
          <text:p text:style-name="P8"><text:span text:style-name="T10">6</text:span><text:span text:style-name="T9">4-bit machine = (2</text:span><text:span text:style-name="T5">64</text:span><text:span text:style-name="T9"> values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lwgTypewriter" svg:font-family="TlwgTypewriter" style:font-family-generic="modern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4:08:36.912207669</meta:creation-date>
    <meta:generator>LibreOffice/7.3.7.2$Linux_X86_64 LibreOffice_project/30$Build-2</meta:generator>
    <dc:date>2022-12-09T14:27:03.480859937</dc:date>
    <meta:editing-duration>PT6M49S</meta:editing-duration>
    <meta:editing-cycles>1</meta:editing-cycles>
    <meta:document-statistic meta:table-count="0" meta:image-count="0" meta:object-count="0" meta:page-count="1" meta:paragraph-count="14" meta:word-count="157" meta:character-count="858" meta:non-whitespace-character-count="721"/>
  </office:meta>
</office:document-meta>
</file>